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fill-color="#ffffff" draw:textarea-horizontal-align="justify" draw:textarea-vertical-align="middle" draw:auto-grow-height="false" fo:min-height="15.65cm" fo:min-width="21.3cm"/>
    </style:style>
    <style:style style:name="gr2" style:family="graphic" style:parent-style-name="standard">
      <style:graphic-properties svg:stroke-color="#eeeeee" draw:fill="solid" draw:fill-color="#cccccc" draw:textarea-horizontal-align="justify" draw:textarea-vertical-align="middle" draw:auto-grow-height="false" fo:min-height="0.05cm" fo:min-width="0cm"/>
    </style:style>
    <style:style style:name="gr3" style:family="graphic" style:parent-style-name="standard">
      <style:graphic-properties draw:fill="solid" draw:fill-color="#ffff66" draw:textarea-horizontal-align="justify" draw:textarea-vertical-align="middle" draw:auto-grow-height="false" fo:min-height="0.85cm" fo:min-width="1cm"/>
    </style:style>
    <style:style style:name="gr4" style:family="graphic" style:parent-style-name="standard">
      <style:graphic-properties draw:fill="solid" draw:fill-color="#66ffff" draw:textarea-horizontal-align="justify" draw:textarea-vertical-align="middle" draw:auto-grow-height="false" fo:min-height="0.85cm" fo:min-width="1cm"/>
    </style:style>
    <style:style style:name="gr5" style:family="graphic" style:parent-style-name="standard">
      <style:graphic-properties draw:fill="solid" draw:fill-color="#99ff99" draw:textarea-horizontal-align="justify" draw:textarea-vertical-align="middle" draw:auto-grow-height="false" fo:min-height="0.85cm" fo:min-width="1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1cm"/>
    </style:style>
    <style:style style:name="gr7" style:family="graphic" style:parent-style-name="standard">
      <style:graphic-properties draw:fill="solid" draw:fill-color="#00ccff" draw:textarea-horizontal-align="justify" draw:textarea-vertical-align="middle" draw:auto-grow-height="false" fo:min-height="0.85cm" fo:min-width="1cm"/>
    </style:style>
    <style:style style:name="gr8" style:family="graphic" style:parent-style-name="standard">
      <style:graphic-properties draw:fill="solid" draw:fill-color="#99ff66" draw:textarea-horizontal-align="justify" draw:textarea-vertical-align="middle" draw:auto-grow-height="false" fo:min-height="0.85cm" fo:min-width="1cm"/>
    </style:style>
    <style:style style:name="gr9" style:family="graphic" style:parent-style-name="standard">
      <style:graphic-properties draw:fill="solid" draw:fill-color="#33ff99" draw:textarea-horizontal-align="justify" draw:textarea-vertical-align="middle" draw:auto-grow-height="false" fo:min-height="0.85cm" fo:min-width="1cm"/>
    </style:style>
    <style:style style:name="gr10" style:family="graphic" style:parent-style-name="standard">
      <style:graphic-properties draw:fill="solid" draw:fill-color="#ccff00" draw:textarea-horizontal-align="justify" draw:textarea-vertical-align="middle" draw:auto-grow-height="false" fo:min-height="0.85cm" fo:min-width="1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1cm"/>
    </style:style>
    <style:style style:name="gr12" style:family="graphic" style:parent-style-name="standard">
      <style:graphic-properties draw:fill="solid" draw:fill-color="#ff9900" draw:textarea-horizontal-align="justify" draw:textarea-vertical-align="middle" draw:auto-grow-height="false" fo:min-height="0.85cm" fo:min-width="1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0.25cm" fo:min-width="1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0.6cm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0.25cm" fo:min-width="0.6cm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0.25cm" fo:min-width="0.6cm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0.45cm" fo:min-width="0.6cm"/>
    </style:style>
    <style:style style:name="gr18" style:family="graphic" style:parent-style-name="standard">
      <style:graphic-properties draw:fill="solid" draw:fill-color="#ff6666" draw:textarea-horizontal-align="justify" draw:textarea-vertical-align="middle" draw:auto-grow-height="false" fo:min-height="0.85cm" fo:min-width="1cm" fo:wrap-option="wrap"/>
    </style:style>
    <style:style style:name="gr19" style:family="graphic" style:parent-style-name="standard">
      <style:graphic-properties draw:fill="solid" draw:fill-color="#3399ff" draw:textarea-horizontal-align="justify" draw:textarea-vertical-align="middle" draw:auto-grow-height="false" fo:min-height="0.85cm" fo:min-width="1cm"/>
    </style:style>
    <style:style style:name="gr20" style:family="graphic" style:parent-style-name="standard">
      <style:graphic-properties draw:fill="solid" draw:fill-color="#ffcc00" draw:textarea-horizontal-align="justify" draw:textarea-vertical-align="middle" draw:auto-grow-height="false" fo:min-height="0.85cm" fo:min-width="1cm"/>
    </style:style>
    <style:style style:name="gr21" style:family="graphic" style:parent-style-name="standard">
      <style:graphic-properties draw:fill="solid" draw:fill-color="#ff99ff" draw:textarea-horizontal-align="justify" draw:textarea-vertical-align="middle" draw:auto-grow-height="false" fo:min-height="0.85cm" fo:min-width="1cm"/>
    </style:style>
    <style:style style:name="gr22" style:family="graphic" style:parent-style-name="standard">
      <style:graphic-properties draw:fill="solid" draw:fill-color="#66ff66" draw:textarea-horizontal-align="justify" draw:textarea-vertical-align="middle" draw:auto-grow-height="false" fo:min-height="0.85cm" fo:min-width="1cm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 fo:min-height="0.45cm" fo:min-width="0.2cm"/>
    </style:style>
    <style:style style:name="gr24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0.388cm" fo:min-width="0.138cm"/>
    </style:style>
    <style:style style:name="gr25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0.388cm" fo:min-width="0.138cm"/>
    </style:style>
    <style:style style:name="gr26" style:family="graphic" style:parent-style-name="standard">
      <style:graphic-properties draw:fill="solid" draw:fill-color="#dddddd" draw:textarea-horizontal-align="justify" draw:textarea-vertical-align="middle" draw:auto-grow-height="false" fo:min-height="9.95cm" fo:min-width="0.5cm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0.6cm"/>
    </style:style>
    <style:style style:name="gr28" style:family="graphic" style:parent-style-name="standard">
      <style:graphic-properties draw:fill="solid" draw:fill-color="#ffffff" draw:textarea-horizontal-align="justify" draw:textarea-vertical-align="middle" draw:auto-grow-height="false" fo:min-height="0.45cm" fo:min-width="0.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9.447cm"/>
    </style:style>
    <style:style style:name="gr30" style:family="graphic" style:parent-style-name="standard">
      <style:graphic-properties draw:fill="solid" draw:fill-color="#dddddd" draw:textarea-horizontal-align="justify" draw:textarea-vertical-align="middle" draw:auto-grow-height="false" fo:min-height="1.75cm" fo:min-width="14.6cm"/>
    </style:style>
    <style:style style:name="gr31" style:family="graphic" style:parent-style-name="standard">
      <style:graphic-properties draw:fill="solid" draw:fill-color="#9999ff" draw:textarea-horizontal-align="justify" draw:textarea-vertical-align="middle" draw:auto-grow-height="false" fo:min-height="0.85cm" fo:min-width="1cm"/>
    </style:style>
    <style:style style:name="P1" style:family="paragraph">
      <style:paragraph-properties fo:text-align="center"/>
      <style:text-properties fo:font-size="6pt" fo:font-weight="bold"/>
    </style:style>
    <style:style style:name="P2" style:family="paragraph">
      <style:paragraph-properties fo:text-align="center"/>
      <style:text-properties fo:font-weight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use-window-font-color="true" fo:font-size="6pt" fo:font-weight="bold"/>
    </style:style>
    <style:style style:name="P5" style:family="paragraph">
      <style:paragraph-properties fo:text-align="center"/>
      <style:text-properties fo:font-size="6pt" fo:font-weight="bold" style:font-size-asian="18pt" style:font-size-complex="18pt"/>
    </style:style>
    <style:style style:name="P6" style:family="paragraph">
      <style:paragraph-properties fo:text-align="center"/>
      <style:text-properties fo:font-size="6pt" fo:font-weight="bold" style:font-size-asian="6pt" style:font-size-complex="6pt"/>
    </style:style>
    <style:style style:name="P7" style:family="paragraph">
      <style:paragraph-properties fo:text-align="center"/>
      <style:text-properties fo:font-size="6pt" style:font-size-asian="18pt" style:font-size-complex="18pt"/>
    </style:style>
    <style:style style:name="P8" style:family="paragraph">
      <style:paragraph-properties fo:text-align="center"/>
      <style:text-properties fo:font-size="6pt" style:font-size-asian="6pt" style:font-size-complex="6pt"/>
    </style:style>
    <style:style style:name="P9" style:family="paragraph">
      <style:paragraph-properties fo:text-align="center"/>
      <style:text-properties fo:color="#800000" fo:font-size="6pt" fo:font-weight="bold"/>
    </style:style>
    <style:style style:name="P10" style:family="paragraph">
      <style:paragraph-properties fo:text-align="center"/>
      <style:text-properties fo:font-size="6pt"/>
    </style:style>
    <style:style style:name="T1" style:family="text">
      <style:text-properties fo:font-size="6pt" fo:font-weight="bold"/>
    </style:style>
    <style:style style:name="T2" style:family="text">
      <style:text-properties style:use-window-font-color="true" fo:font-size="6pt" fo:font-weight="bold"/>
    </style:style>
    <style:style style:name="T3" style:family="text">
      <style:text-properties fo:color="#800000" fo:font-size="6pt" fo:font-weight="bold"/>
    </style:style>
    <style:style style:name="T4" style:family="text">
      <style:text-properties fo:color="#6666ff" fo:font-size="6pt" fo:font-weight="bold"/>
    </style:style>
    <style:style style:name="T5" style:family="text">
      <style:text-properties fo:font-size="6pt" fo:font-weight="bold" style:font-size-asian="18pt" style:font-size-complex="18pt"/>
    </style:style>
    <style:style style:name="T6" style:family="text">
      <style:text-properties fo:color="#6666ff" fo:font-size="6pt" fo:font-weight="bold" style:font-size-asian="18pt" style:font-size-complex="18pt"/>
    </style:style>
    <style:style style:name="T7" style:family="text">
      <style:text-properties fo:font-size="6pt" fo:font-weight="bold" style:font-size-asian="6pt" style:font-size-complex="6pt"/>
    </style:style>
    <style:style style:name="T8" style:family="text">
      <style:text-properties fo:color="#800000" fo:font-size="6pt" fo:font-weight="bold" style:font-size-asian="18pt" style:font-size-complex="18pt"/>
    </style:style>
    <style:style style:name="T9" style:family="text">
      <style:text-properties fo:font-size="6pt" style:font-size-asian="18pt" style:font-size-complex="18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1.8cm" svg:height="15.9cm" svg:x="3.9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cm" svg:height="0.6cm" svg:x="13.6cm" svg:y="12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5cm" svg:height="1.1cm" svg:x="7.2cm" svg:y="14.6cm">
          <text:p text:style-name="P3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5cm" svg:height="1.1cm" svg:x="8.9cm" svg:y="14.6cm">
          <text:p text:style-name="P3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5cm" svg:height="1.1cm" svg:x="10.6cm" svg:y="14.6cm">
          <text:p text:style-name="P3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5cm" svg:height="1.1cm" svg:x="12.3cm" svg:y="14.6cm">
          <text:p text:style-name="P3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5cm" svg:height="1.1cm" svg:x="7.2cm" svg:y="13.3cm">
          <text:p text:style-name="P3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5cm" svg:height="1.1cm" svg:x="8.9cm" svg:y="13.3cm">
          <text:p text:style-name="P3">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5cm" svg:height="1.1cm" svg:x="10.6cm" svg:y="13.3cm">
          <text:p text:style-name="P3"><text:span text:style-name="T1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5cm" svg:height="1.1cm" svg:x="12.3cm" svg:y="13.3cm">
          <text:p text:style-name="P3"><text:span text:style-name="T1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.5cm" svg:height="1.1cm" svg:x="7.2cm" svg:y="10.7cm">
          <text:p text:style-name="P3"><text:span text:style-name="T2">BeatJump 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.5cm" svg:height="1.1cm" svg:x="8.9cm" svg:y="10.7cm">
          <text:p text:style-name="P3"><text:span text:style-name="T2">BeatJump 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5cm" svg:height="1.1cm" svg:x="10.6cm" svg:y="10.7cm">
          <text:p text:style-name="P3"><text:span text:style-name="T1">Loop</text:span></text:p>
          <text:p text:style-name="P3"><text:span text:style-name="T1">Move 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5cm" svg:height="1.1cm" svg:x="12.3cm" svg:y="10.7cm">
          <text:p text:style-name="P3"><text:span text:style-name="T1">Loop</text:span></text:p>
          <text:p text:style-name="P3"><text:span text:style-name="T1">Move 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.5cm" svg:height="1.1cm" svg:x="7.2cm" svg:y="8.1cm">
          <text:p text:style-name="P3"><text:span text:style-name="T1">Loop</text:span></text:p>
          <text:p text:style-name="P3"><text:span text:style-name="T1">On/O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.5cm" svg:height="1.1cm" svg:x="8.9cm" svg:y="8.1cm">
          <text:p text:style-name="P3"><text:span text:style-name="T1">Loop</text:span></text:p>
          <text:p text:style-name="P3"><text:span text:style-name="T1">On/O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.5cm" svg:height="1.1cm" svg:x="10.6cm" svg:y="8.1cm">
          <text:p text:style-name="P3"><text:span text:style-name="T1">Loop</text:span></text:p>
          <text:p text:style-name="P3"><text:span text:style-name="T1">B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.5cm" svg:height="1.1cm" svg:x="12.3cm" svg:y="8.1cm">
          <text:p text:style-name="P3"><text:span text:style-name="T1">Loop</text:span></text:p>
          <text:p text:style-name="P3"><text:span text:style-name="T1">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5cm" svg:height="1.1cm" svg:x="14cm" svg:y="1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5cm" svg:height="1.1cm" svg:x="15.7cm" svg:y="1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5cm" svg:height="1.1cm" svg:x="17.4cm" svg:y="1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5cm" svg:height="1.1cm" svg:x="19.1cm" svg:y="1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5cm" svg:height="1.1cm" svg:x="7.2cm" svg:y="9.4cm">
          <text:p text:style-name="P3"><text:span text:style-name="T1">Loop</text:span></text:p>
          <text:p text:style-name="P3"><text:span text:style-name="T1">In 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5cm" svg:height="1.1cm" svg:x="8.9cm" svg:y="9.4cm">
          <text:p text:style-name="P3"><text:span text:style-name="T1">Loop</text:span></text:p>
          <text:p text:style-name="P3"><text:span text:style-name="T1">In 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5cm" svg:height="1.1cm" svg:x="10.6cm" svg:y="9.4cm">
          <text:p text:style-name="P3"><text:span text:style-name="T1">Loop</text:span></text:p>
          <text:p text:style-name="P3"><text:span text:style-name="T1">Out 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5cm" svg:height="1.1cm" svg:x="12.3cm" svg:y="9.4cm">
          <text:p text:style-name="P3"><text:span text:style-name="T1">Loop</text:span></text:p>
          <text:p text:style-name="P3"><text:span text:style-name="T1">Out 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5cm" svg:height="1.1cm" svg:x="14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5cm" svg:height="1.1cm" svg:x="15.7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5cm" svg:height="1.1cm" svg:x="17.4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5cm" svg:height="1.1cm" svg:x="19.1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5cm" svg:height="1.1cm" svg:x="7.2cm" svg:y="12cm">
          <text:p text:style-name="P3"><text:span text:style-name="T1">Jog</text:span></text:p>
          <text:p text:style-name="P3"><text:span text:style-name="T1">- 0.1</text:span></text:p>
          <text:p text:style-name="P3"><text:span text:style-name="T3">-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5cm" svg:height="1.1cm" svg:x="8.9cm" svg:y="12cm">
          <text:p text:style-name="P3"><text:span text:style-name="T1">Jog</text:span></text:p>
          <text:p text:style-name="P3"><text:span text:style-name="T1">- 0.01</text:span></text:p>
          <text:p text:style-name="P3"><text:span text:style-name="T3">- 0.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5cm" svg:height="1.1cm" svg:x="10.6cm" svg:y="12cm">
          <text:p text:style-name="P3"><text:span text:style-name="T1">Jog</text:span></text:p>
          <text:p text:style-name="P3"><text:span text:style-name="T1">+ 0.01</text:span></text:p>
          <text:p text:style-name="P3"><text:span text:style-name="T3">+ 0.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5cm" svg:height="1.1cm" svg:x="12.3cm" svg:y="12cm">
          <text:p text:style-name="P3"><text:span text:style-name="T1">Jog</text:span></text:p>
          <text:p text:style-name="P3"><text:span text:style-name="T1">+ 0.1</text:span></text:p>
          <text:p text:style-name="P3"><text:span text:style-name="T3">+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5cm" svg:height="1.1cm" svg:x="14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5cm" svg:height="1.1cm" svg:x="15.7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5cm" svg:height="1.1cm" svg:x="17.4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5cm" svg:height="1.1cm" svg:x="19.1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7.2cm" svg:y="7.4cm">
          <text:p text:style-name="P3"><text:span text:style-name="T1">F Down</text:span></text:p>
          <text:p text:style-name="P3"><text:span text:style-name="T4">Macro O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7.2cm" svg:y="6.7cm">
          <text:p text:style-name="P3"><text:span text:style-name="T1">F Up</text:span></text:p>
          <text:p text:style-name="P3"><text:span text:style-name="T4">Macro 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.1cm" svg:height="1.1cm" svg:x="21.2cm" svg:y="1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1.1cm" svg:height="0.5cm" svg:x="21.2cm" svg:y="7.4cm">
          <text:p text:style-name="P3"><text:span text:style-name="T1">Dspl D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1.1cm" svg:height="0.5cm" svg:x="21.2cm" svg:y="6.7cm">
          <text:p text:style-name="P3"><text:span text:style-name="T1">Dspl 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1cm" svg:height="0.5cm" svg:x="22.9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1cm" svg:height="0.5cm" svg:x="22.9cm" svg:y="6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1cm" svg:height="0.5cm" svg:x="24.2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1cm" svg:height="0.5cm" svg:x="24.2cm" svg:y="6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1.1cm" svg:height="0.7cm" svg:x="22.9cm" svg:y="8.1cm">
          <text:p text:style-name="P3"><text:span text:style-name="T5">32</text:span></text:p>
          <text:p text:style-name="P3"><text:span text:style-name="T6">1/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1.1cm" svg:height="0.7cm" svg:x="22.9cm" svg:y="9cm">
          <text:p text:style-name="P3"><text:span text:style-name="T5">16</text:span></text:p>
          <text:p text:style-name="P3"><text:span text:style-name="T6">1/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1.1cm" svg:height="0.7cm" svg:x="22.9cm" svg:y="9.9cm">
          <text:p text:style-name="P3"><text:span text:style-name="T5">8</text:span></text:p>
          <text:p text:style-name="P3"><text:span text:style-name="T6">1/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1.1cm" svg:height="0.7cm" svg:x="22.9cm" svg:y="12cm">
          <text:p text:style-name="P3"><text:span text:style-name="T5">4</text:span></text:p>
          <text:p text:style-name="P3"><text:span text:style-name="T6">1/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1.1cm" svg:height="0.7cm" svg:x="22.9cm" svg:y="12.9cm">
          <text:p text:style-name="P3"><text:span text:style-name="T5">2</text:span></text:p>
          <text:p text:style-name="P3"><text:span text:style-name="T6">1/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1.1cm" svg:height="0.7cm" svg:x="22.9cm" svg:y="13.8cm">
          <text:p text:style-name="P3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1.5cm" svg:height="1.1cm" svg:x="7.2cm" svg:y="17.2cm">
          <text:p text:style-name="P3"><text:span text:style-name="T7">Start/</text:span></text:p>
          <text:p text:style-name="P3"><text:span text:style-name="T7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.5cm" svg:height="1.1cm" svg:x="8.9cm" svg:y="17.2cm">
          <text:p text:style-name="P3"><text:span text:style-name="T1">C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.5cm" svg:height="1.1cm" svg:x="10.6cm" svg:y="17.2cm">
          <text:p text:style-name="P3"><text:span text:style-name="T1">Sync</text:span></text:p>
          <text:p text:style-name="P3"><text:span text:style-name="T4">Tempo Syn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.5cm" svg:height="1.1cm" svg:x="12.3cm" svg:y="17.2cm">
          <text:p text:style-name="P3"><text:span text:style-name="T1">Fl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5cm" svg:height="1.1cm" svg:x="14cm" svg:y="17.2cm">
          <text:p text:style-name="P3"><text:span text:style-name="T1">Start/</text:span></text:p>
          <text:p text:style-name="P3"><text:span text:style-name="T1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.5cm" svg:height="1.1cm" svg:x="15.7cm" svg:y="17.2cm">
          <text:p text:style-name="P3"><text:span text:style-name="T1">C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.5cm" svg:height="1.1cm" svg:x="17.4cm" svg:y="17.2cm">
          <text:p text:style-name="P3"><text:span text:style-name="T1">Syn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.1cm" svg:height="1.1cm" svg:x="21.2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3" draw:text-style-name="P5" draw:layer="layout" svg:width="0.674cm" svg:height="0.674cm" svg:x="23.863cm" svg:y="15.9cm" svg:viewBox="0 0 675 675" draw:points="0,450 0,0 675,0 675,450 338,675">
          <text:p text:style-name="P3"><text:span text:style-name="T5">Brws</text:span></text:p>
          <text:p text:style-name="P3"><text:span text:style-name="T5">Up</text:span></text:p>
        </draw:polygon>
        <draw:polygon draw:style-name="gr23" draw:text-style-name="P5" draw:layer="layout" svg:width="0.674cm" svg:height="0.674cm" svg:x="23.3cm" svg:y="16.463cm" svg:viewBox="0 0 675 675" draw:points="450,675 0,675 0,0 450,0 675,337">
          <text:p text:style-name="P3"><text:span text:style-name="T5">Load</text:span></text:p>
          <text:p text:style-name="P3"><text:span text:style-name="T5">A/</text:span><text:span text:style-name="T8">C</text:span></text:p>
        </draw:polygon>
        <draw:polygon draw:style-name="gr23" draw:text-style-name="P5" draw:layer="layout" svg:width="0.674cm" svg:height="0.674cm" svg:x="24.425cm" svg:y="16.463cm" svg:viewBox="0 0 675 675" draw:points="225,0 675,0 675,675 225,675 0,338">
          <text:p text:style-name="P3"><text:span text:style-name="T5">Load</text:span></text:p>
          <text:p text:style-name="P3"><text:span text:style-name="T5">B/</text:span><text:span text:style-name="T8">D</text:span></text:p>
        </draw:polygon>
        <draw:polygon draw:style-name="gr23" draw:text-style-name="P5" draw:layer="layout" svg:width="0.674cm" svg:height="0.674cm" svg:x="23.863cm" svg:y="17.025cm" svg:viewBox="0 0 675 675" draw:points="675,225 675,675 0,675 0,225 337,0">
          <text:p text:style-name="P3"><text:span text:style-name="T5">Brws</text:span></text:p>
          <text:p text:style-name="P3"><text:span text:style-name="T5">Dn</text:span></text:p>
        </draw:polygon>
        <draw:custom-shape draw:style-name="gr3" draw:text-style-name="P1" draw:layer="layout" svg:width="1.5cm" svg:height="1.1cm" svg:x="14cm" svg:y="14.6cm">
          <text:p text:style-name="P3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5cm" svg:height="1.1cm" svg:x="15.7cm" svg:y="14.6cm">
          <text:p text:style-name="P3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5cm" svg:height="1.1cm" svg:x="17.4cm" svg:y="14.6cm">
          <text:p text:style-name="P3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5cm" svg:height="1.1cm" svg:x="19.1cm" svg:y="14.6cm">
          <text:p text:style-name="P3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5cm" svg:height="1.1cm" svg:x="14cm" svg:y="13.3cm">
          <text:p text:style-name="P3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.5cm" svg:height="1.1cm" svg:x="15.7cm" svg:y="13.3cm">
          <text:p text:style-name="P3">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.5cm" svg:height="1.1cm" svg:x="17.4cm" svg:y="13.3cm">
          <text:p text:style-name="P3"><text:span text:style-name="T1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5cm" svg:height="1.1cm" svg:x="19.1cm" svg:y="13.3cm">
          <text:p text:style-name="P3"><text:span text:style-name="T1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7" draw:layer="layout" svg:width="0.9cm" svg:height="0.9cm" svg:x="7.5cm" svg:y="3.1cm">
          <text:p text:style-name="P3"><text:span text:style-name="T9">F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9cm" svg:height="0.9cm" svg:x="9.2cm" svg:y="3.1cm">
          <text:p text:style-name="P3"><text:span text:style-name="T9">F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9cm" svg:height="0.9cm" svg:x="10.9cm" svg:y="3.1cm">
          <text:p text:style-name="P3"><text:span text:style-name="T9">F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9cm" svg:height="0.9cm" svg:x="12.6cm" svg:y="3.1cm">
          <text:p text:style-name="P3"><text:span text:style-name="T9">F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9cm" svg:height="0.9cm" svg:x="14.3cm" svg:y="3.1cm">
          <text:p text:style-name="P3"><text:span text:style-name="T9">F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9cm" svg:height="0.9cm" svg:x="16cm" svg:y="3.1cm">
          <text:p text:style-name="P3"><text:span text:style-name="T9">F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9cm" svg:height="0.9cm" svg:x="17.7cm" svg:y="3.1cm">
          <text:p text:style-name="P3"><text:span text:style-name="T9">F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9cm" svg:height="0.9cm" svg:x="19.4cm" svg:y="3.1cm">
          <text:p text:style-name="P3"><text:span text:style-name="T9">F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9cm" svg:height="0.9cm" svg:x="21.3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9cm" svg:height="0.9cm" svg:x="4.4cm" svg:y="6.7cm">
          <text:p text:style-name="P3"><text:span text:style-name="T10">Tempo</text:span></text:p>
          <text:p text:style-name="P3"><text:span text:style-name="T10">+- 0.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9cm" svg:height="0.9cm" svg:x="5.8cm" svg:y="6.7cm">
          <text:p text:style-name="P3"><text:span text:style-name="T10">Tempo</text:span></text:p>
          <text:p text:style-name="P3"><text:span text:style-name="T10">F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1cm" svg:height="10.2cm" svg:x="5.8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" draw:layer="layout" svg:width="1.1cm" svg:height="1.1cm" svg:x="4.3cm" svg:y="15.9cm">
          <text:p text:style-name="P3"><text:span text:style-name="T1">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" draw:layer="layout" svg:width="1.1cm" svg:height="1.1cm" svg:x="4.3cm" svg:y="14.6cm">
          <text:p text:style-name="P3"><text:span text:style-name="T1">Loop</text:span></text:p>
          <text:p text:style-name="P3"><text:span text:style-name="T1">Act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9" draw:layer="layout" svg:width="1.1cm" svg:height="1.1cm" svg:x="4.3cm" svg:y="17.2cm">
          <text:p text:style-name="P3"><text:span text:style-name="T3">Shi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0" draw:layer="layout" svg:width="1.1cm" svg:height="0.7cm" svg:x="4.3cm" svg:y="1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0" draw:layer="layout" svg:width="1.1cm" svg:height="0.7cm" svg:x="4.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0" draw:layer="layout" svg:width="1.1cm" svg:height="0.7cm" svg:x="4.3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1.1cm" svg:height="0.7cm" svg:x="4.3cm" svg:y="8.1cm">
          <text:p text:style-name="P3"><text:span text:style-name="T11">Tempo:</text:span></text:p>
          <text:p text:style-name="P3"><text:span text:style-name="T11">Deck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1.1cm" svg:height="0.7cm" svg:x="4.3cm" svg:y="9cm">
          <text:p text:style-name="P3"><text:span text:style-name="T11">Tempo:</text:span></text:p>
          <text:p text:style-name="P3"><text:span text:style-name="T11">Deck B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1.1cm" svg:height="0.7cm" svg:x="4.3cm" svg:y="9.9cm">
          <text:p text:style-name="P3"><text:span text:style-name="T11">Tempo:</text:span></text:p>
          <text:p text:style-name="P3"><text:span text:style-name="T11">Deck C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1.1cm" svg:height="0.7cm" svg:x="4.3cm" svg:y="10.8cm">
          <text:p text:style-name="P3"><text:span text:style-name="T11">Tempo:</text:span></text:p>
          <text:p text:style-name="P3"><text:span text:style-name="T11">Deck D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1.1cm" svg:height="0.7cm" svg:x="4.3cm" svg:y="5.6cm">
          <text:p text:style-name="P3"><text:span text:style-name="T11">Tempo:</text:span></text:p>
          <text:p text:style-name="P3"><text:span text:style-name="T11">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.1cm" svg:height="1.1cm" svg:x="4.3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1.1cm" svg:height="0.7cm" svg:x="22.9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1.1cm" svg:height="0.7cm" svg:x="24.2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1.1cm" svg:height="0.7cm" svg:x="22.9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1.1cm" svg:height="0.7cm" svg:x="24.2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1.1cm" svg:height="0.7cm" svg:x="22.9cm" svg:y="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1.1cm" svg:height="0.7cm" svg:x="24.2cm" svg:y="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layer="layout" svg:width="9.947cm" svg:height="0.963cm" svg:x="1.458cm" svg:y="1.438cm">
          <draw:text-box>
            <text:p>Ableton Push Mapping for Traktor</text:p>
          </draw:text-box>
        </draw:frame>
        <draw:custom-shape draw:style-name="gr30" draw:text-style-name="P1" draw:layer="layout" svg:width="15.1cm" svg:height="2cm" svg:x="7.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1.5cm" svg:height="1.1cm" svg:x="7.2cm" svg:y="15.9cm">
          <text:p text:style-name="P3"><text:span text:style-name="T7">Sync</text:span></text:p>
          <text:p text:style-name="P3"><text:span text:style-name="T7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.5cm" svg:height="1.1cm" svg:x="8.9cm" svg:y="15.9cm">
          <text:p text:style-name="P3"><text:span text:style-name="T1">C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.5cm" svg:height="1.1cm" svg:x="10.6cm" svg:y="15.9cm">
          <text:p text:style-name="P3"><text:span text:style-name="T1">Sync</text:span></text:p>
          <text:p text:style-name="P3"><text:span text:style-name="T1">On/O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1.5cm" svg:height="1.1cm" svg:x="12.3cm" svg:y="15.9cm">
          <text:p text:style-name="P3"><text:span text:style-name="T1">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5cm" svg:height="1.1cm" svg:x="14cm" svg:y="15.9cm">
          <text:p text:style-name="P3"><text:span text:style-name="T1">Sync</text:span></text:p>
          <text:p text:style-name="P3"><text:span text:style-name="T1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.5cm" svg:height="1.1cm" svg:x="15.7cm" svg:y="15.9cm">
          <text:p text:style-name="P3"><text:span text:style-name="T1">C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.5cm" svg:height="1.1cm" svg:x="19.1cm" svg:y="17.2cm">
          <text:p text:style-name="P3"><text:span text:style-name="T1">Fl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.5cm" svg:height="1.1cm" svg:x="17.4cm" svg:y="15.9cm">
          <text:p text:style-name="P3"><text:span text:style-name="T1">Sync</text:span></text:p>
          <text:p text:style-name="P3"><text:span text:style-name="T1">On/O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1.5cm" svg:height="1.1cm" svg:x="19.1cm" svg:y="15.9cm">
          <text:p text:style-name="P3"><text:span text:style-name="T1">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1.1cm" svg:height="0.7cm" svg:x="24.2cm" svg:y="8.1cm">
          <text:p text:style-name="P3"><text:span text:style-name="T5">32</text:span></text:p>
          <text:p text:style-name="P3"><text:span text:style-name="T6">1/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1.1cm" svg:height="0.7cm" svg:x="24.2cm" svg:y="9cm">
          <text:p text:style-name="P3"><text:span text:style-name="T5">16</text:span></text:p>
          <text:p text:style-name="P3"><text:span text:style-name="T6">1/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1.1cm" svg:height="0.7cm" svg:x="24.2cm" svg:y="9.9cm">
          <text:p text:style-name="P3"><text:span text:style-name="T5">8</text:span></text:p>
          <text:p text:style-name="P3"><text:span text:style-name="T6">1/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1.1cm" svg:height="0.7cm" svg:x="24.2cm" svg:y="12cm">
          <text:p text:style-name="P3"><text:span text:style-name="T5">4</text:span></text:p>
          <text:p text:style-name="P3"><text:span text:style-name="T6">1/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1.1cm" svg:height="0.7cm" svg:x="24.2cm" svg:y="12.9cm">
          <text:p text:style-name="P3"><text:span text:style-name="T5">2</text:span></text:p>
          <text:p text:style-name="P3"><text:span text:style-name="T6">1/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1.1cm" svg:height="0.7cm" svg:x="24.2cm" svg:y="13.8cm">
          <text:p text:style-name="P3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.1cm" svg:height="1.1cm" svg:x="21.2cm" svg:y="1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.1cm" svg:height="1.1cm" svg:x="21.2cm" svg:y="1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.1cm" svg:height="1.1cm" svg:x="21.2cm" svg:y="1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.1cm" svg:height="1.1cm" svg:x="21.2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.1cm" svg:height="1.1cm" svg:x="21.2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.1cm" svg:height="1.1cm" svg:x="21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8.9cm" svg:y="7.4cm">
          <text:p text:style-name="P3"><text:span text:style-name="T1">F Down</text:span></text:p>
          <text:p text:style-name="P3"><text:span text:style-name="T4">O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8.9cm" svg:y="6.7cm">
          <text:p text:style-name="P3"><text:span text:style-name="T1">F Up</text:span></text:p>
          <text:p text:style-name="P3"><text:span text:style-name="T4">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10.6cm" svg:y="7.4cm">
          <text:p text:style-name="P3"><text:span text:style-name="T1">F Down</text:span></text:p>
          <text:p text:style-name="P3"><text:span text:style-name="T4">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10.6cm" svg:y="6.7cm">
          <text:p text:style-name="P3"><text:span text:style-name="T1">F Up</text:span></text:p>
          <text:p text:style-name="P3"><text:span text:style-name="T4">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12.3cm" svg:y="7.4cm">
          <text:p text:style-name="P3"><text:span text:style-name="T1">F Do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12.3cm" svg:y="6.7cm">
          <text:p text:style-name="P3"><text:span text:style-name="T1">F 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14cm" svg:y="7.4cm">
          <text:p text:style-name="P3"><text:span text:style-name="T1">F Do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14cm" svg:y="6.7cm">
          <text:p text:style-name="P3"><text:span text:style-name="T1">F 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15.7cm" svg:y="7.4cm">
          <text:p text:style-name="P3"><text:span text:style-name="T1">F Do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15.7cm" svg:y="6.7cm">
          <text:p text:style-name="P3"><text:span text:style-name="T1">F 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17.4cm" svg:y="7.4cm">
          <text:p text:style-name="P3"><text:span text:style-name="T1">F Do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17.4cm" svg:y="6.7cm">
          <text:p text:style-name="P3"><text:span text:style-name="T1">F 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19.1cm" svg:y="7.4cm">
          <text:p text:style-name="P3"><text:span text:style-name="T1">F Do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19.1cm" svg:y="6.7cm">
          <text:p text:style-name="P3"><text:span text:style-name="T1">F Up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2-26T05:45:57.356000000</meta:creation-date>
    <dc:date>2016-09-13T22:07:32.60</dc:date>
    <meta:editing-duration>PT13H24M50S</meta:editing-duration>
    <meta:editing-cycles>14</meta:editing-cycles>
    <meta:generator>OpenOffice/4.1.2$Win32 OpenOffice.org_project/412m3$Build-9782</meta:generator>
    <dc:creator>Sebastian Teister</dc:creator>
    <meta:document-statistic meta:object-count="140"/>
  </office:meta>
</office:document-meta>
</file>